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Utils.deserialize( byte [ ]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cheUtils.dup( Serializ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Utils.Cach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Utils.serialize( Serializ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